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3776e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22f901" officeooo:paragraph-rsid="002cb8c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22f901" officeooo:paragraph-rsid="002cb8c8" fo:background-color="#ffff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3776e6" fo:background-color="#ffff0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800080" loext:opacity="100%" style:text-underline-style="none" fo:font-weight="bold" officeooo:rsid="002ba8ce" officeooo:paragraph-rsid="002bfb6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0080" loext:opacity="100%" style:text-underline-style="none" fo:font-weight="bold" officeooo:rsid="002ba8ce" officeooo:paragraph-rsid="002ba8c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800080" loext:opacity="100%" fo:font-size="12pt" fo:font-weight="bold" officeooo:rsid="0040d42b" officeooo:paragraph-rsid="0040d42b" fo:background-color="#ffff0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800080" loext:opacity="100%" fo:font-size="12pt" fo:font-weight="bold" officeooo:rsid="00455bd9" officeooo:paragraph-rsid="00455bd9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800080" loext:opacity="100%" fo:font-weight="bold" officeooo:rsid="0022f901" officeooo:paragraph-rsid="002cb8c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fo:font-weight="bold" officeooo:rsid="0024bce5" officeooo:paragraph-rsid="0024bce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1e97f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3776e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45b95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a6099" loext:opacity="100%" fo:font-weight="bold" officeooo:rsid="0022f901" officeooo:paragraph-rsid="002cb8c8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a2daf" officeooo:paragraph-rsid="002a2daf" fo:background-color="#ffff00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866a9" officeooo:paragraph-rsid="002a2daf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ba8ce" officeooo:paragraph-rsid="002ba8c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5bb84"/>
    </style:style>
    <style:style style:name="P26" style:family="paragraph" style:parent-style-name="Standard">
      <style:paragraph-properties fo:text-align="justify" style:justify-single-word="false"/>
      <style:text-properties style:text-underline-style="none" officeooo:rsid="002ba8ce" officeooo:paragraph-rsid="002ba8ce"/>
    </style:style>
    <style:style style:name="P27" style:family="paragraph" style:parent-style-name="Standard">
      <style:paragraph-properties fo:text-align="justify" style:justify-single-word="false"/>
      <style:text-properties style:text-underline-style="none" officeooo:rsid="002a2daf" officeooo:paragraph-rsid="002a2daf" fo:background-color="transparent"/>
    </style:style>
    <style:style style:name="P28" style:family="paragraph" style:parent-style-name="Standard">
      <style:paragraph-properties fo:text-align="justify" style:justify-single-word="false"/>
      <style:text-properties style:text-underline-style="none" officeooo:rsid="0025bb84"/>
    </style:style>
    <style:style style:name="P29" style:family="paragraph" style:parent-style-name="Standard">
      <style:paragraph-properties fo:text-align="justify" style:justify-single-word="false">
        <style:tab-stops>
          <style:tab-stop style:position="8.07cm"/>
        </style:tab-stops>
      </style:paragraph-properties>
      <style:text-properties style:text-underline-style="none" officeooo:rsid="002866a9" officeooo:paragraph-rsid="003b9466"/>
    </style:style>
    <style:style style:name="P30" style:family="paragraph" style:parent-style-name="Standard">
      <style:paragraph-properties fo:text-align="justify" style:justify-single-word="false">
        <style:tab-stops>
          <style:tab-stop style:position="8.07cm"/>
        </style:tab-stops>
      </style:paragraph-properties>
      <style:text-properties style:text-underline-style="none" officeooo:rsid="002866a9" officeooo:paragraph-rsid="003eb11e"/>
    </style:style>
    <style:style style:name="P31" style:family="paragraph" style:parent-style-name="Standard">
      <style:paragraph-properties fo:text-align="justify" style:justify-single-word="false">
        <style:tab-stops>
          <style:tab-stop style:position="8.07cm"/>
        </style:tab-stops>
      </style:paragraph-properties>
      <style:text-properties style:text-underline-style="none" officeooo:rsid="002866a9" officeooo:paragraph-rsid="00409ce2"/>
    </style:style>
    <style:style style:name="P32" style:family="paragraph" style:parent-style-name="Standard">
      <style:paragraph-properties fo:text-align="justify" style:justify-single-word="false">
        <style:tab-stops>
          <style:tab-stop style:position="8.07cm"/>
        </style:tab-stops>
      </style:paragraph-properties>
      <style:text-properties style:text-underline-style="none" officeooo:rsid="00409ce2" officeooo:paragraph-rsid="00455bd9"/>
    </style:style>
    <style:style style:name="P33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34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35" style:family="paragraph" style:parent-style-name="Standard" style:list-style-name="WWNum1">
      <style:paragraph-properties fo:text-align="justify" style:justify-single-word="false" style:writing-mode="lr-tb"/>
      <style:text-properties officeooo:paragraph-rsid="002cb8c8"/>
    </style:style>
    <style:style style:name="P36" style:family="paragraph" style:parent-style-name="Standard" style:list-style-name="WWNum1">
      <style:paragraph-properties fo:text-align="justify" style:justify-single-word="false" style:writing-mode="lr-tb"/>
      <style:text-properties officeooo:paragraph-rsid="00409184"/>
    </style:style>
    <style:style style:name="P37" style:family="paragraph" style:parent-style-name="Standard" style:list-style-name="WWNum1">
      <style:paragraph-properties fo:text-align="justify" style:justify-single-word="false" style:writing-mode="lr-tb"/>
      <style:text-properties fo:font-weight="bold" officeooo:paragraph-rsid="0036ea29" style:font-weight-asian="bold" style:font-weight-complex="bold"/>
    </style:style>
    <style:style style:name="P38" style:family="paragraph" style:parent-style-name="Standard" style:list-style-name="WWNum1">
      <style:paragraph-properties fo:text-align="justify" style:justify-single-word="false" style:writing-mode="lr-tb"/>
      <style:text-properties fo:font-weight="bold" officeooo:paragraph-rsid="00409184" style:font-weight-asian="bold" style:font-weight-complex="bold"/>
    </style:style>
    <style:style style:name="P39" style:family="paragraph" style:parent-style-name="Standard" style:list-style-name="WWNum1">
      <style:paragraph-properties fo:text-align="justify" style:justify-single-word="false" style:writing-mode="lr-tb"/>
      <style:text-properties fo:font-weight="bold" officeooo:rsid="001327a1" officeooo:paragraph-rsid="00409184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ff0000" loext:opacity="100%" style:text-underline-style="none" fo:font-weight="bold" officeooo:rsid="003776e6" officeooo:paragraph-rsid="003776e6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3ae7c9" style:font-size-asian="10pt" style:font-style-asian="normal" style:font-weight-asian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9b1" style:font-weight-asian="bold" style:font-weight-complex="bold"/>
    </style:style>
    <style:style style:name="T3" style:family="text">
      <style:text-properties fo:font-weight="bold" officeooo:rsid="0022f901" style:font-weight-asian="bold" style:font-weight-complex="bold"/>
    </style:style>
    <style:style style:name="T4" style:family="text">
      <style:text-properties fo:font-weight="bold" officeooo:rsid="002cb8c8" style:font-weight-asian="bold" style:font-weight-complex="bold"/>
    </style:style>
    <style:style style:name="T5" style:family="text">
      <style:text-properties fo:font-weight="bold" officeooo:rsid="003b9466" style:font-weight-asian="bold" style:font-weight-complex="bold"/>
    </style:style>
    <style:style style:name="T6" style:family="text">
      <style:text-properties fo:font-weight="bold" officeooo:rsid="003eb11e" style:font-weight-asian="bold" style:font-weight-complex="bold"/>
    </style:style>
    <style:style style:name="T7" style:family="text">
      <style:text-properties fo:font-weight="bold" officeooo:rsid="002c0956" style:font-weight-asian="bold" style:font-weight-complex="bold"/>
    </style:style>
    <style:style style:name="T8" style:family="text">
      <style:text-properties fo:font-weight="bold" officeooo:rsid="0043f1d7" style:font-weight-asian="bold" style:font-weight-complex="bold"/>
    </style:style>
    <style:style style:name="T9" style:family="text">
      <style:text-properties fo:font-weight="bold" officeooo:rsid="0045b958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3eb11e" fo:background-color="#ffff00" loext:char-shading-value="0" style:font-weight-asian="bold" style:font-weight-complex="bold"/>
    </style:style>
    <style:style style:name="T12" style:family="text">
      <style:text-properties fo:font-weight="bold" officeooo:rsid="00455bd9" fo:background-color="#ffff00" loext:char-shading-value="0" style:font-weight-asian="bold" style:font-weight-complex="bold"/>
    </style:style>
    <style:style style:name="T13" style:family="text">
      <style:text-properties fo:font-weight="bold" officeooo:rsid="0045cdbf" fo:background-color="#ffff00" loext:char-shading-value="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c9211e" loext:opacity="100%" fo:font-weight="bold" style:font-weight-asian="bold" style:font-weight-complex="bold"/>
    </style:style>
    <style:style style:name="T16" style:family="text">
      <style:text-properties officeooo:rsid="0015e23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3dd86" fo:background-color="#ffff00" loext:char-shading-value="0"/>
    </style:style>
    <style:style style:name="T19" style:family="text">
      <style:text-properties officeooo:rsid="002866a9" fo:background-color="#ffff00" loext:char-shading-value="0"/>
    </style:style>
    <style:style style:name="T20" style:family="text">
      <style:text-properties officeooo:rsid="002cb8c8" fo:background-color="#ffff00" loext:char-shading-value="0"/>
    </style:style>
    <style:style style:name="T21" style:family="text">
      <style:text-properties officeooo:rsid="00308dab" fo:background-color="#ffff00" loext:char-shading-value="0"/>
    </style:style>
    <style:style style:name="T22" style:family="text">
      <style:text-properties officeooo:rsid="0035f23d" fo:background-color="#ffff00" loext:char-shading-value="0"/>
    </style:style>
    <style:style style:name="T23" style:family="text">
      <style:text-properties officeooo:rsid="00409184" fo:background-color="#ffff00" loext:char-shading-value="0"/>
    </style:style>
    <style:style style:name="T24" style:family="text">
      <style:text-properties officeooo:rsid="0040d42b" fo:background-color="#ffff00" loext:char-shading-value="0"/>
    </style:style>
    <style:style style:name="T25" style:family="text">
      <style:text-properties officeooo:rsid="00167b7d"/>
    </style:style>
    <style:style style:name="T26" style:family="text">
      <style:text-properties officeooo:rsid="001f711c"/>
    </style:style>
    <style:style style:name="T27" style:family="text">
      <style:text-properties officeooo:rsid="00202ad3"/>
    </style:style>
    <style:style style:name="T28" style:family="text">
      <style:text-properties fo:color="#ff0000" loext:opacity="100%"/>
    </style:style>
    <style:style style:name="T29" style:family="text">
      <style:text-properties fo:color="#ff0000" loext:opacity="100%" officeooo:rsid="00202ad3"/>
    </style:style>
    <style:style style:name="T30" style:family="text">
      <style:text-properties fo:color="#ff0000" loext:opacity="100%" officeooo:rsid="0020b227"/>
    </style:style>
    <style:style style:name="T31" style:family="text">
      <style:text-properties fo:color="#ff0000" loext:opacity="100%" officeooo:rsid="002866a9"/>
    </style:style>
    <style:style style:name="T32" style:family="text">
      <style:text-properties officeooo:rsid="0022f901"/>
    </style:style>
    <style:style style:name="T33" style:family="text">
      <style:text-properties officeooo:rsid="002866a9"/>
    </style:style>
    <style:style style:name="T34" style:family="text">
      <style:text-properties officeooo:rsid="0029a607"/>
    </style:style>
    <style:style style:name="T35" style:family="text">
      <style:text-properties officeooo:rsid="002a37af"/>
    </style:style>
    <style:style style:name="T36" style:family="text">
      <style:text-properties officeooo:rsid="002bfb6b"/>
    </style:style>
    <style:style style:name="T37" style:family="text">
      <style:text-properties officeooo:rsid="002b1d0a"/>
    </style:style>
    <style:style style:name="T38" style:family="text">
      <style:text-properties officeooo:rsid="002c0956"/>
    </style:style>
    <style:style style:name="T39" style:family="text">
      <style:text-properties officeooo:rsid="002cb8c8"/>
    </style:style>
    <style:style style:name="T40" style:family="text">
      <style:text-properties officeooo:rsid="00308dab"/>
    </style:style>
    <style:style style:name="T41" style:family="text">
      <style:text-properties fo:background-color="#81d41a" loext:char-shading-value="0"/>
    </style:style>
    <style:style style:name="T42" style:family="text">
      <style:text-properties officeooo:rsid="003164cf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3164cf" fo:background-color="transparent" loext:char-shading-value="0"/>
    </style:style>
    <style:style style:name="T45" style:family="text">
      <style:text-properties officeooo:rsid="0033962e"/>
    </style:style>
    <style:style style:name="T46" style:family="text">
      <style:text-properties fo:color="#800080" loext:opacity="100%" fo:font-weight="bold" style:font-weight-asian="bold" style:font-weight-complex="bold"/>
    </style:style>
    <style:style style:name="T47" style:family="text">
      <style:text-properties fo:color="#800080" loext:opacity="100%" fo:font-weight="bold" officeooo:rsid="002b1d0a" style:font-weight-asian="bold" style:font-weight-complex="bold"/>
    </style:style>
    <style:style style:name="T48" style:family="text">
      <style:text-properties fo:color="#800080" loext:opacity="100%" fo:font-weight="bold" officeooo:rsid="00308dab" style:font-weight-asian="bold" style:font-weight-complex="bold"/>
    </style:style>
    <style:style style:name="T49" style:family="text">
      <style:text-properties fo:color="#800080" loext:opacity="100%" fo:font-weight="bold" officeooo:rsid="003eb11e" style:font-weight-asian="bold" style:font-weight-complex="bold"/>
    </style:style>
    <style:style style:name="T50" style:family="text">
      <style:text-properties officeooo:rsid="003543fc"/>
    </style:style>
    <style:style style:name="T51" style:family="text">
      <style:text-properties officeooo:rsid="003776e6"/>
    </style:style>
    <style:style style:name="T52" style:family="text">
      <style:text-properties officeooo:rsid="003b9466"/>
    </style:style>
    <style:style style:name="T53" style:family="text">
      <style:text-properties officeooo:rsid="003eb11e"/>
    </style:style>
    <style:style style:name="T54" style:family="text">
      <style:text-properties officeooo:rsid="00409ce2"/>
    </style:style>
    <style:style style:name="T55" style:family="text">
      <style:text-properties fo:font-weight="normal" officeooo:rsid="0042b5df" style:font-weight-asian="normal" style:font-weight-complex="normal"/>
    </style:style>
    <style:style style:name="T56" style:family="text">
      <style:text-properties fo:font-weight="normal" officeooo:rsid="002c0956" style:font-weight-asian="normal" style:font-weight-complex="normal"/>
    </style:style>
    <style:style style:name="T57" style:family="text">
      <style:text-properties style:use-window-font-color="true" loext:opacity="0%" fo:font-weight="normal" officeooo:rsid="00409ce2" style:font-weight-asian="normal" style:font-weight-complex="normal"/>
    </style:style>
    <style:style style:name="T58" style:family="text">
      <style:text-properties officeooo:rsid="0042b5df"/>
    </style:style>
    <style:style style:name="T59" style:family="text">
      <style:text-properties officeooo:rsid="0043f1d7"/>
    </style:style>
    <style:style style:name="T60" style:family="text">
      <style:text-properties officeooo:rsid="00454600"/>
    </style:style>
    <style:style style:name="T61" style:family="text">
      <style:text-properties officeooo:rsid="00455bd9"/>
    </style:style>
    <style:style style:name="T62" style:family="text">
      <style:text-properties officeooo:rsid="0045b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MP_IBD</text:p>
      <text:p text:style-name="P5"/>
      <text:p text:style-name="P3">Lloyd-Price <text:span text:style-name="T33">et al., </text:span><text:span text:style-name="T34">2019,</text:span> PRJ<text:span text:style-name="T33">NA398089</text:span><text:span text:style-name="T1">:</text:span></text:p>
      <text:p text:style-name="P2"/>
      <text:list xml:id="list1994500874" text:style-name="WWNum1">
        <text:list-item>
          <text:p text:style-name="P33"><text:span text:style-name="T14">Reference</text:span>: Lloyd-Price, J., Arze, C., Ananthakrishnan, A. N., Schirmer, M., Avila-Pacheco, J., Poon, T. W., ... &amp; Huttenhower, C. (2019). Multi-omics of the gut microbial ecosystem in inflammatory bowel diseases. Nature, 569(7758), 655-662. <text:a xlink:type="simple" xlink:href="https://doi.org/10.1038/s41586-019-1237-9" text:style-name="Internet_20_link" text:visited-style-name="Visited_20_Internet_20_Link">https://doi.org/10.1038/s41586-019-1237-9</text:a></text:p>
          <text:p text:style-name="P34"/>
        </text:list-item>
        <text:list-item>
          <text:p text:style-name="P34"><text:span text:style-name="T14">Description</text:span>: </text:p>
          <text:list>
            <text:list-item>
              <text:p text:style-name="P34"><text:span text:style-name="T1">Tipo Dataset</text:span>: Poblacional.</text:p>
            </text:list-item>
            <text:list-item>
              <text:p text:style-name="P34"><text:span text:style-name="T1">Estado Individuos</text:span>: <text:span text:style-name="T25">Healthy / </text:span><text:span text:style-name="T26"><text:s/>Ulcerative colitis / Crohn’s disease</text:span></text:p>
            </text:list-item>
            <text:list-item>
              <text:p text:style-name="P34"><text:span text:style-name="T1">Antes Filtros</text:span>:</text:p>
              <text:list>
                <text:list-item>
                  <text:p text:style-name="P34"><text:span text:style-name="T1">N.º Muestras=Nº Individuos</text:span>: <text:span text:style-name="T27">No</text:span> (<text:span text:style-name="T33">2979</text:span> muestras/ <text:span text:style-name="T51">130</text:span> individuos).</text:p>
                </text:list-item>
                <text:list-item>
                  <text:p text:style-name="P34"><text:span text:style-name="T15">N.º FASTQs=N.º SampleAccessions</text:span>: <text:span text:style-name="T29">No</text:span><text:span text:style-name="T28"> (</text:span><text:span text:style-name="T31">2979</text:span><text:span text:style-name="T28"> </text:span><text:span text:style-name="T30">SINGLE-</text:span><text:span text:style-name="T28">PAIRED/ </text:span><text:span text:style-name="T31">2979</text:span><text:span text:style-name="T28"> SampleAccessions).</text:span></text:p>
                </text:list-item>
              </text:list>
            </text:list-item>
            <text:list-item>
              <text:p text:style-name="P37">Después Filtros <text:span text:style-name="T16">(</text:span><text:span text:style-name="T18">Filtrado de</text:span><text:span text:style-name="T24">l DEFAULT por los</text:span><text:span text:style-name="T19"> que son AMPLICON, </text:span><text:span text:style-name="T21">VIRUS </text:span><text:span text:style-name="T23">y</text:span><text:span text:style-name="T19"> healthy</text:span><text:span text:style-name="T16">)</text:span>:</text:p>
              <text:list>
                <text:list-item>
                  <text:p text:style-name="P35"><text:span text:style-name="T1">N.º Muestras=Nº Individuos</text:span>: <text:span text:style-name="T27">No</text:span> (<text:span text:style-name="T39">36</text:span><text:span text:style-name="T59">5</text:span> muestras/ <text:span text:style-name="T35">2</text:span><text:span text:style-name="T61">7</text:span><text:span text:style-name="T32"> </text:span>individuos).</text:p>
                </text:list-item>
                <text:list-item>
                  <text:p text:style-name="P35"><text:span text:style-name="T15">N.º FASTQs=N.º SampleAccessions</text:span><text:span text:style-name="T1">: </text:span><text:span text:style-name="T2">No</text:span><text:span text:style-name="T1"> (</text:span><text:span text:style-name="T4">36</text:span><text:span text:style-name="T8">5</text:span><text:span text:style-name="T3"> </text:span><text:span text:style-name="T1">PAIRED/ </text:span><text:span text:style-name="T4">36</text:span><text:span text:style-name="T8">5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38">Después Filtros <text:span text:style-name="T16">(</text:span><text:span text:style-name="T18">Filtrado de</text:span><text:span text:style-name="T24">l 2-MERGE de</text:span><text:span text:style-name="T18"> l</text:span><text:span text:style-name="T23">as</text:span><text:span text:style-name="T20"> réplicas técnicas por el original, de las muestras ac</text:span><text:span text:style-name="T22">a</text:span><text:span text:style-name="T20">badas en “_P” </text:span><text:span text:style-name="T24">y</text:span><text:span text:style-name="T20"> </text:span><text:span text:style-name="T24">los que habían tomado antibióticos y probióticos</text:span><text:span text:style-name="T16">)</text:span>:</text:p>
              <text:list>
                <text:list-item>
                  <text:p text:style-name="P36"><text:span text:style-name="T1">N.º Muestras=Nº Individuos</text:span>: <text:span text:style-name="T27">No</text:span> (<text:span text:style-name="T39">3</text:span><text:span text:style-name="T62">29</text:span> muestras/ <text:span text:style-name="T35">26</text:span><text:span text:style-name="T32"> </text:span>individuos).</text:p>
                </text:list-item>
                <text:list-item>
                  <text:p text:style-name="P36"><text:span text:style-name="T15">N.º FASTQs=N.º SampleAccessions</text:span><text:span text:style-name="T1">: </text:span><text:span text:style-name="T2">No</text:span><text:span text:style-name="T1"> (</text:span><text:span text:style-name="T4">3</text:span><text:span text:style-name="T9">29</text:span><text:span text:style-name="T3"> </text:span><text:span text:style-name="T1">PAIRED/ </text:span><text:span text:style-name="T9">329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39">Particularidades Procesado: No.</text:p>
            </text:list-item>
          </text:list>
        </text:list-item>
      </text:list>
      <text:p text:style-name="P25"/>
      <text:p text:style-name="P40">Tanto en los metadatos de la web como del paquete de R hay 130 individuos y en la publicación dice que son 132, en el default de ENA no se puede saber porque no está por individuo.</text:p>
      <text:p text:style-name="P41"/>
      <text:p text:style-name="P28"/>
      <text:p text:style-name="P31"><text:span text:style-name="T6">METADATOS_</text:span><text:span text:style-name="T5">FILTRADO</text:span><text:span text:style-name="T52">→ L</text:span><text:span text:style-name="T37">as tablas de </text:span><text:span text:style-name="T47">CURATED</text:span><text:span text:style-name="T37"> y </text:span><text:span text:style-name="T47">WEB</text:span><text:span text:style-name="T37"> </text:span><text:span text:style-name="T52">(</text:span>hmp2<text:span text:style-name="T52">) se filtraron </text:span><text:span text:style-name="T37">por las muestras </text:span><text:span text:style-name="T40">HEALTHY</text:span><text:span text:style-name="T37">. </text:span></text:p>
      <text:p text:style-name="P29"/>
      <text:p text:style-name="P29"><text:span text:style-name="T1">1-</text:span><text:span text:style-name="T5">MERGE</text:span><text:span text:style-name="T52"> →</text:span> <text:span text:style-name="T53">Merge de l</text:span>as tablas <text:span text:style-name="T53">de metadatos</text:span> <text:span text:style-name="T46">CURATED</text:span> y <text:span text:style-name="T46">WEB</text:span><text:span text:style-name="T53"> </text:span>por las columnas <text:span text:style-name="T41">sample_id</text:span> y <text:span text:style-name="T41">External_id</text:span>, respectivamente. <text:span text:style-name="T53">Al realizar este merge se perdieron 3 muestras que no se encontraban en el paquete de R. Dos de ellas se comprobó que tenían un número de lecturas demasiado bajo y otra, la </text:span><text:span text:style-name="T11">HSM7J4LN</text:span><text:span text:style-name="T53">, </text:span><text:span text:style-name="T60">fue porque había consumido antibióticos</text:span><text:span text:style-name="T53">. </text:span></text:p>
      <text:p text:style-name="P29"/>
      <text:p text:style-name="P30"><text:span text:style-name="T6">DEFAULT_FILTRADO</text:span><text:span text:style-name="T53"> → El archivo</text:span><text:span text:style-name="T40"> </text:span><text:span text:style-name="T48">DEFAULT DE ENA</text:span><text:span text:style-name="T40"> </text:span><text:span text:style-name="T53">se filtró </text:span><text:span text:style-name="T40">por amplicon, vi</text:span><text:span text:style-name="T42">rus </text:span><text:span text:style-name="T53">y</text:span><text:span text:style-name="T40"> healthy. </text:span></text:p>
      <text:p text:style-name="P30"/>
      <text:p text:style-name="P31"><text:span text:style-name="T6">2-MERGE</text:span><text:span text:style-name="T53"> → Merge entre las tablas del </text:span><text:span text:style-name="T49">1-MERGE</text:span><text:span text:style-name="T53"> y el </text:span><text:span text:style-name="T49">DEFAULT_FILTRADO</text:span><text:span text:style-name="T53">. </text:span><text:span text:style-name="T54">Para realizar esto se e</text:span><text:span text:style-name="T50">liminó de</text:span><text:span text:style-name="T54">l DEFAULT</text:span><text:span text:style-name="T50"> los “_MGX” </text:span><text:span text:style-name="T54">de la columna </text:span><text:span text:style-name="T50">sample_alias.</text:span><text:span text:style-name="T45"> </text:span><text:span text:style-name="T57">Además</text:span><text:span text:style-name="T45">, </text:span><text:span text:style-name="T54">se </text:span><text:span text:style-name="T45">añad</text:span><text:span text:style-name="T54">ieron </text:span><text:span text:style-name="T45">las muestras que son réplicas técnicas en la columna site_sub_coll </text:span><text:span text:style-name="T54">con </text:span><text:span text:style-name="T45">un “_TR”.</text:span> <text:span text:style-name="T45">A partir de aquí </text:span><text:span text:style-name="T54">se unieron</text:span><text:span text:style-name="T45"> </text:span><text:span text:style-name="T40">esta</text:span><text:span text:style-name="T45">s</text:span><text:span text:style-name="T40"> tabla</text:span><text:span text:style-name="T45">s</text:span> por las columnas <text:s/><text:span text:style-name="T41">sample_alias</text:span><text:span text:style-name="T43"> </text:span><text:span text:style-name="T44">y </text:span><text:span text:style-name="T41">site_sub_coll</text:span>, respectivamente. </text:p>
      <text:p text:style-name="P31"/>
      <text:p text:style-name="P32"><text:span text:style-name="T1">FILTRADO_FINAL</text:span> → Se vió<text:span text:style-name="T38"> que en el merge final había </text:span><text:span text:style-name="T7">5 muestras con réplicas técnicas </text:span><text:span text:style-name="T55">(“TR”)</text:span><text:span text:style-name="T56">, </text:span><text:span text:style-name="T38">que </text:span>se terminaron<text:span text:style-name="T38"> filtra</text:span>n<text:span text:style-name="T38">do finalmente por las originales, dado que </text:span><text:span text:style-name="T58">estas</text:span><text:span text:style-name="T38"> poseían mayor número de lecturas. </text:span><text:span text:style-name="T58">Por otro lado, 10</text:span><text:span text:style-name="T38"> </text:span><text:span text:style-name="T58">muestras</text:span><text:span text:style-name="T38"> </text:span><text:span text:style-name="T58">que se encontraban en los metadatos de</text:span><text:span text:style-name="T38"> CURATED </text:span><text:span text:style-name="T58">y de la</text:span><text:span text:style-name="T38"> WEB </text:span><text:span text:style-name="T39">como </text:span><text:span text:style-name="T58">una especie de </text:span><text:span text:style-name="T39">réplicas </text:span><text:span text:style-name="T58">(bajo el identificador “_P”)</text:span><text:span text:style-name="T39">, </text:span><text:span text:style-name="T38">fueron filtradas, </text:span><text:span text:style-name="T58">ya que,</text:span><text:span text:style-name="T38"> en el default de ENA solamente se encontraba una correspondencia, </text:span><text:span text:style-name="T58">pero al hacer el </text:span><text:span text:style-name="T62">segundo </text:span><text:span text:style-name="T58">merge se </text:span><text:soft-page-break/><text:span text:style-name="T58">duplicaron. </text:span><text:span text:style-name="T39">Por tanto, las muestras con “_P” fueron eliminadas. </text:span><text:span text:style-name="T61">Además, s</text:span>e filtraron aquellas muestras que tenían presencia de antibióticos y <text:span text:style-name="T58">se mantuvieron aquellas que</text:span> indicaban que no habían consumido probióticos por lo menos en los últimos 7 días. <text:span text:style-name="T12">Una vez hecho el filtrado, </text:span><text:span text:style-name="T13">las</text:span><text:span text:style-name="T12"> muestras que tenían NA en la toma de probióticos </text:span><text:span text:style-name="T13">se mantuvieron en el estudio</text:span><text:span text:style-name="T12"> </text:span><text:span text:style-name="T13">(</text:span><text:span text:style-name="T10">H4009C7, H4023C21, M2060C12, M2060C8</text:span><text:span text:style-name="T13">).</text:span></text:p>
      <text:p text:style-name="P23"/>
      <text:p text:style-name="P23"/>
      <text:p text:style-name="P13">CASOS DUPLICADOS <text:span text:style-name="T36">POR RÉPLICAS TÉCNICAS</text:span></text:p>
      <text:p text:style-name="P24"/>
      <text:p text:style-name="P26">H4009C19; H4013C14; M2047C20; M2077C2; P6018C23</text:p>
      <text:p text:style-name="P26"/>
      <text:p text:style-name="P12">CASOS DUPLICADOS<text:span text:style-name="T38"> </text:span><text:span text:style-name="T36">(MUESTRAS CON “_P")</text:span></text:p>
      <text:p text:style-name="P22"/>
      <text:p text:style-name="P27">H4008C13; H4008C4; H4008C5; H4008C7; H4009C11; H4009C13; H4013C4; H4013C5; H4024C1; M2048C5</text:p>
      <text:p text:style-name="P1"/>
      <text:p text:style-name="P1"/>
      <text:p text:style-name="P4"><text:span text:style-name="T17">Script CHECK</text:span>:</text:p>
      <text:p text:style-name="P6"/>
      <text:p text:style-name="P6"/>
      <text:p text:style-name="P14">FILTRADO DEFAULT</text:p>
      <text:p text:style-name="P6"/>
      <text:p text:style-name="P18">Run Stats Pre-filter:</text:p>
      <text:p text:style-name="P6"/>
      <text:p text:style-name="P6">1) Number of run_accessions: 2979</text:p>
      <text:p text:style-name="P6">2) Number of unique sample_accessions: 2979</text:p>
      <text:p text:style-name="P6">3) Number of unique sample_aliases: 2979</text:p>
      <text:p text:style-name="P6">4) Appearances per scientific_name(tax_id):</text:p>
      <text:p text:style-name="P6"><text:s text:c="15"/>unique_values <text:s/>counts</text:p>
      <text:p text:style-name="P6">human gut metagenome(408170) <text:s text:c="3"/>2276</text:p>
      <text:p text:style-name="P6"><text:s text:c="3"/>viral metagenome(1070528) <text:s text:c="4"/>703</text:p>
      <text:p text:style-name="P6">5) Appearances per instrument_model(instrument_platform):</text:p>
      <text:p text:style-name="P6"><text:s text:c="16"/>unique_values <text:s/>counts</text:p>
      <text:p text:style-name="P6">Illumina HiSeq 2000(ILLUMINA) <text:s text:c="3"/>2803</text:p>
      <text:p text:style-name="P6"><text:s text:c="3"/>Illumina MiniSeq(ILLUMINA) <text:s text:c="4"/>176</text:p>
      <text:p text:style-name="P6">6) Appearances per library_layout:</text:p>
      <text:p text:style-name="P6">unique_values <text:s/>counts</text:p>
      <text:p text:style-name="P6"><text:s text:c="7"/>PAIRED <text:s text:c="3"/>2979</text:p>
      <text:p text:style-name="P6">7) Appearances per library_strategy+library_source:</text:p>
      <text:p text:style-name="P6"><text:s text:c="6"/>unique_values <text:s text:c="39"/>counts</text:p>
      <text:p text:style-name="P10">WGS+METAGENOMIC <text:s text:c="28"/>2041</text:p>
      <text:p text:style-name="P10">RNA-Seq+METATRANSCRIPTOMIC <text:s text:c="6"/>762</text:p>
      <text:p text:style-name="P10">AMPLICON+METAGENOMIC <text:s text:c="16"/>176</text:p>
      <text:p text:style-name="P6"/>
      <text:p text:style-name="P19">Run Stats Post-filter:</text:p>
      <text:p text:style-name="P7"/>
      <text:p text:style-name="P7">1) Number of run_accessions: 365</text:p>
      <text:p text:style-name="P7">2) Number of unique sample_accessions: 365</text:p>
      <text:p text:style-name="P7">3) Number of unique sample_aliases: 365</text:p>
      <text:p text:style-name="P7">4) Appearances per scientific_name(tax_id):</text:p>
      <text:p text:style-name="P7"><text:s text:c="15"/>unique_values <text:s/>counts</text:p>
      <text:p text:style-name="P7">human gut metagenome(408170) <text:s text:c="4"/>365</text:p>
      <text:p text:style-name="P7"><text:soft-page-break/>5) Appearances per instrument_model(instrument_platform):</text:p>
      <text:p text:style-name="P7"><text:s text:c="16"/>unique_values <text:s/>counts</text:p>
      <text:p text:style-name="P7">Illumina HiSeq 2000(ILLUMINA) <text:s text:c="4"/>365</text:p>
      <text:p text:style-name="P7">6) Appearances per library_layout:</text:p>
      <text:p text:style-name="P7">unique_values <text:s/>counts</text:p>
      <text:p text:style-name="P7"><text:s text:c="7"/>PAIRED <text:s text:c="4"/>365</text:p>
      <text:p text:style-name="P7">7) Appearances per library_strategy+library_source:</text:p>
      <text:p text:style-name="P7"><text:s text:c="2"/>unique_values <text:s/>counts</text:p>
      <text:p text:style-name="P11">WGS+METAGENOMIC <text:s text:c="4"/>365</text:p>
      <text:p text:style-name="P6"/>
      <text:p text:style-name="P6"/>
      <text:p text:style-name="P15">FILTRADO FINAL</text:p>
      <text:p text:style-name="P16"/>
      <text:p text:style-name="P20">Run Stats Post-filter:</text:p>
      <text:p text:style-name="P16"/>
      <text:p text:style-name="P8">1) Number of run_accessions: 329</text:p>
      <text:p text:style-name="P8">2) Appearances per scientific_name(tax_id):</text:p>
      <text:p text:style-name="P8"><text:s text:c="15"/>unique_values <text:s/>counts</text:p>
      <text:p text:style-name="P8">human gut metagenome(408170) <text:s text:c="4"/>329</text:p>
      <text:p text:style-name="P8">3) Appearances per instrument_model(instrument_platform):</text:p>
      <text:p text:style-name="P8"><text:s text:c="16"/>unique_values <text:s/>counts</text:p>
      <text:p text:style-name="P8">Illumina HiSeq 2000(ILLUMINA) <text:s text:c="4"/>329</text:p>
      <text:p text:style-name="P8">4) Appearances per library_layout:</text:p>
      <text:p text:style-name="P8">unique_values <text:s/>counts</text:p>
      <text:p text:style-name="P8"><text:s text:c="7"/>PAIRED <text:s text:c="4"/>329</text:p>
      <text:p text:style-name="P8">5) Appearances per library_strategy+library_source:</text:p>
      <text:p text:style-name="P8"><text:s text:c="2"/>unique_values <text:s/>counts</text:p>
      <text:p text:style-name="P9">WGS+METAGENOMIC <text:s text:c="4"/>329</text:p>
      <text:p text:style-name="P16"/>
      <text:p text:style-name="P21">Sample Stats <text:span text:style-name="T62">Post-filter</text:span>:</text:p>
      <text:p text:style-name="P16"/>
      <text:p text:style-name="P8">1) Stats for "sample_accession":</text:p>
      <text:p text:style-name="P9">1.1) Number of unique samples for "sample_accession": 329</text:p>
      <text:p text:style-name="P8">1.2) Samples per scientific_name(tax_id) in "sample_accession":</text:p>
      <text:p text:style-name="P8"><text:s text:c="22"/>values <text:s/>counts</text:p>
      <text:p text:style-name="P8">human gut metagenome(408170) <text:s text:c="4"/>329</text:p>
      <text:p text:style-name="P8">1.3) Samples per instrument_model(instrument_platform) in "sample_accession":</text:p>
      <text:p text:style-name="P8"><text:s text:c="23"/>values <text:s/>counts</text:p>
      <text:p text:style-name="P8">Illumina HiSeq 2000(ILLUMINA) <text:s text:c="4"/>329</text:p>
      <text:p text:style-name="P8">1.4) Samples per library_layout in "sample_accession":</text:p>
      <text:p text:style-name="P8">values <text:s/>counts</text:p>
      <text:p text:style-name="P8">PAIRED <text:s text:c="4"/>329</text:p>
      <text:p text:style-name="P8">1.5) Samples per library_strategy+library_source in "sample_accession":</text:p>
      <text:p text:style-name="P8"><text:s text:c="9"/>values <text:s/>counts</text:p>
      <text:p text:style-name="P8">WGS+METAGENOMIC <text:s text:c="4"/>32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15T13:37:32.551158828</dc:date>
    <meta:editing-duration>P1DT3H9M56S</meta:editing-duration>
    <meta:editing-cycles>38</meta:editing-cycles>
    <meta:document-statistic meta:table-count="0" meta:image-count="0" meta:object-count="0" meta:page-count="3" meta:paragraph-count="95" meta:word-count="734" meta:character-count="5727" meta:non-whitespace-character-count="4742"/>
  </office:meta>
</office:document-meta>
</file>